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draw:stroke="dash" draw:stroke-dash="Fine_20_Dashed" svg:stroke-color="#3465a4" draw:fill-color="#dee6ef" draw:textarea-horizontal-align="justify" draw:textarea-vertical-align="middle" draw:auto-grow-height="false" fo:min-height="10.75cm" fo:min-width="1.9cm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7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1cm"/>
    </style:style>
    <style:style style:name="gr8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8.3cm"/>
    </style:style>
    <style:style style:name="gr9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1.9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dee6ef"/>
      <style:paragraph-properties fo:text-align="center"/>
      <style:text-properties fo:color="#000000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3.6cm" svg:y="0.3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5cm" svg:x2="27.8cm" svg:y2="6.5cm">
          <text:p/>
        </draw:line>
        <draw:line draw:style-name="gr2" draw:text-style-name="P3" draw:layer="layout" svg:x1="0.6cm" svg:y1="11.6cm" svg:x2="27.6cm" svg:y2="11.6cm">
          <text:p/>
        </draw:line>
        <draw:custom-shape draw:style-name="gr1" draw:text-style-name="P2" draw:layer="layout" svg:width="3cm" svg:height="1.6cm" svg:x="3.6cm" svg:y="4.6cm">
          <text:p text:style-name="P1"><text:span text:style-name="T1">OGC</text:span></text:p>
          <text:p text:style-name="P1"><text:span text:style-name="T1">GeoParqu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3cm" svg:x2="27.8cm" svg:y2="4.3cm">
          <text:p/>
        </draw:line>
        <draw:custom-shape draw:style-name="gr3" draw:text-style-name="P4" draw:layer="layout" svg:width="2.6cm" svg:height="1.4cm" svg:x="0.8cm" svg:y="0.5cm">
          <text:p text:style-name="P1"><text:span text:style-name="T2">Client </text:span></text:p>
          <text:p text:style-name="P1"><text:span text:style-name="T2">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7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4cm" svg:x2="27.7cm" svg:y2="9.4cm">
          <text:p/>
        </draw:line>
        <draw:custom-shape draw:style-name="gr5" draw:text-style-name="P5" draw:layer="layout" svg:width="2.4cm" svg:height="11cm" svg:x="25.6cm" svg:y="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4cm" svg:y="7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cm" svg:y="12cm">
          <text:p text:style-name="P6"><text:span text:style-name="T1">Apache </text:span></text:p>
          <text:p text:style-name="P1"><text:span text:style-name="T1">Sedon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3cm" svg:y="12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6.8cm" svg:y="4.6cm">
          <text:p text:style-name="P1"><text:span text:style-name="T1">OGC </text:span></text:p>
          <text:p text:style-name="P1"><text:span text:style-name="T1">GeoP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3.7cm" svg:y="12cm">
          <text:p text:style-name="P6"><text:span text:style-name="T1">interactive </text:span></text:p>
          <text:p text:style-name="P6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6cm">
          <text:p text:style-name="P1"><text:span text:style-name="T2">Software </text:span></text:p>
          <text:p text:style-name="P1"><text:span text:style-name="T2">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4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3.6cm" svg:y="7cm">
          <text:p text:style-name="P1"><text:span text:style-name="T1">OGC API - </text:span></text:p>
          <text:p text:style-name="P1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3.7cm" svg:y="9.7cm">
          <text:p text:style-name="P1"><text:span text:style-name="T1">Apache </text:span></text:p>
          <text:p text:style-name="P1"><text:span text:style-name="T1">Arr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3.6cm" svg:y="12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6.9cm" svg:y="0.3cm">
          <text:p text:style-name="P1"><text:span text:style-name="T1">Maplib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6.9cm" svg:y="7cm">
          <text:p text:style-name="P6"><text:span text:style-name="T1">OGC API - </text:span></text:p>
          <text:p text:style-name="P6"><text:span text:style-name="T1">Fea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10.2cm" svg:y="7cm">
          <text:p text:style-name="P6"><text:span text:style-name="T1">OGC </text:span></text:p>
          <text:p text:style-name="P6"><text:span text:style-name="T1">SensorThings </text:span></text:p>
          <text:p text:style-name="P6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cm" svg:y="4.6cm">
          <text:p text:style-name="P1"><text:span text:style-name="T1">OGC Styles &amp; </text:span></text:p>
          <text:p text:style-name="P1"><text:span text:style-name="T1">Symbolog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6.9cm" svg:y="12cm">
          <text:p text:style-name="P1"><text:span text:style-name="T1">TEAM Engin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0.5cm" svg:y="0.3cm">
          <text:p text:style-name="P1"><text:span text:style-name="T1">Cesium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0.1cm" svg:y="12cm">
          <text:p text:style-name="P1"><text:span text:style-name="T1">Planet Labs</text:span></text:p>
          <text:p text:style-name="P1"><text:span text:style-name="T1">go-og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4.1cm" svg:y="0.3cm">
          <text:p text:style-name="P1"><text:span text:style-name="T1">OpenLay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1cm" svg:y="9.7cm">
          <text:p text:style-name="P1"><text:span text:style-name="T1">Apache </text:span></text:p>
          <text:p text:style-name="P1"><text:span text:style-name="T1">Basema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4cm" svg:y="9.7cm">
          <text:p text:style-name="P1"><text:span text:style-name="T1">Apache </text:span></text:p>
          <text:p text:style-name="P1"><text:span text:style-name="T1">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3.7cm" svg:y="14cm">
          <text:p text:style-name="P1"><text:span text:style-name="T1">Geo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cm" svg:y="14cm">
          <text:p text:style-name="P1"><text:span text:style-name="T1">ZOO Pro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3cm" svg:y="14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7.7cm" svg:y="0.3cm">
          <text:p text:style-name="P1"><text:span text:style-name="T1">OL-Cesiu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21.3cm" svg:y="0.3cm">
          <text:p text:style-name="P1"><text:span text:style-name="T1">Camptocamp</text:span></text:p>
          <text:p text:style-name="P1"><text:span text:style-name="T1">ogc-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6.9cm" svg:y="2.4cm">
          <text:p text:style-name="P1"><text:span text:style-name="T1">Geomapfi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3.6cm" svg:y="2.4cm">
          <text:p text:style-name="P1"><text:span text:style-name="T1">Smapsho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3.7cm" svg:y="9.7cm">
          <text:p text:style-name="P1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0.5cm" svg:y="2.4cm">
          <text:p text:style-name="P1"><text:span text:style-name="T1">QGI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4.1cm" svg:y="2.4cm">
          <text:p text:style-name="P6"><text:span text:style-name="T1">HomeAssistant</text:span></text:p>
          <text:p text:style-name="P1"><text:span text:style-name="T1">SensorTh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16.8cm" svg:y="7cm">
          <text:p text:style-name="P6"><text:span text:style-name="T1">OGC API -</text:span></text:p>
          <text:p text:style-name="P6"><text:span text:style-name="T1">Tile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.6cm" svg:x="20cm" svg:y="7cm">
          <text:p text:style-name="P6"><text:span text:style-name="T1">AsyncAPI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17.7cm" svg:y="2.4cm">
          <text:p text:style-name="P1"><text:span text:style-name="T1">MD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13.5cm" svg:y="7cm">
          <text:p text:style-name="P6"><text:span text:style-name="T1">OGC API -</text:span></text:p>
          <text:p text:style-name="P6"><text:span text:style-name="T1">ED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8cm" svg:height="1.6cm" draw:transform="rotate (-1.5706217938697) translate (27.6cm 4.2cm)">
          <text:p text:style-name="P1"><text:span text:style-name="T1">OGC</text:span></text:p>
          <text:p text:style-name="P1"><text:span text:style-name="T1">GeoXACM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25.5cm" svg:y="2.8cm">
          <text:p text:style-name="P1"><text:span text:style-name="T2">Security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cm" svg:height="1.6cm" svg:x="13.3cm" svg:y="4.6cm">
          <text:p text:style-name="P6"><text:span text:style-name="T1">OGC </text:span></text:p>
          <text:p text:style-name="P6"><text:span text:style-name="T1">CQL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4cm" svg:height="1.6cm" svg:x="22.8cm" svg:y="7cm">
          <text:p text:style-name="P6"><text:span text:style-name="T1">STA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3-05-12T11:25:10.322565889</dc:date>
    <meta:editing-duration>PT10H20M44S</meta:editing-duration>
    <meta:editing-cycles>193</meta:editing-cycles>
    <meta:document-statistic meta:object-count="70"/>
  </office:meta>
</office:document-meta>
</file>